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28e6" officeooo:paragraph-rsid="001828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kogiri::XML::Document</text:p>
      <text:p text:style-name="P1">root</text:p>
      <text:p text:style-name="P1">root=</text:p>
      <text:p text:style-name="P1">encoding</text:p>
      <text:p text:style-name="P1">encoding=</text:p>
      <text:p text:style-name="P1">version</text:p>
      <text:p text:style-name="P1">canonicalize</text:p>
      <text:p text:style-name="P1">dup</text:p>
      <text:p text:style-name="P1">url</text:p>
      <text:p text:style-name="P1">create_entity</text:p>
      <text:p text:style-name="P1">remove_namespaces!</text:p>
      <text:p text:style-name="P1">errors</text:p>
      <text:p text:style-name="P1">errors=</text:p>
      <text:p text:style-name="P1">create_element</text:p>
      <text:p text:style-name="P1">create_text_node</text:p>
      <text:p text:style-name="P1">create_cdata</text:p>
      <text:p text:style-name="P1">create_comment</text:p>
      <text:p text:style-name="P1">name</text:p>
      <text:p text:style-name="P1">document</text:p>
      <text:p text:style-name="P1">collect_namespaces</text:p>
      <text:p text:style-name="P1">decorators</text:p>
      <text:p text:style-name="P1">validate</text:p>
      <text:p text:style-name="P1">slop!</text:p>
      <text:p text:style-name="P1">decorate</text:p>
      <text:p text:style-name="P1">to_xml</text:p>
      <text:p text:style-name="P1">clone</text:p>
      <text:p text:style-name="P1">namespaces</text:p>
      <text:p text:style-name="P1">fragment</text:p>
      <text:p text:style-name="P1">add_child</text:p>
      <text:p text:style-name="P1">&lt;&lt;</text:p>
      <text:p text:style-name="P1">to_java</text:p>
      <text:p text:style-name="P1">node_name</text:p>
      <text:p text:style-name="P1">node_name=</text:p>
      <text:p text:style-name="P1">child</text:p>
      <text:p text:style-name="P1">first_element_child</text:p>
      <text:p text:style-name="P1">last_element_child</text:p>
      <text:p text:style-name="P1">children</text:p>
      <text:p text:style-name="P1">element_children</text:p>
      <text:p text:style-name="P1">next_sibling</text:p>
      <text:p text:style-name="P1">previous_sibling</text:p>
      <text:p text:style-name="P1">next_element</text:p>
      <text:p text:style-name="P1">previous_element</text:p>
      <text:p text:style-name="P1">node_type</text:p>
      <text:p text:style-name="P1">path</text:p>
      <text:p text:style-name="P1">key?</text:p>
      <text:p text:style-name="P1">namespaced_key?</text:p>
      <text:p text:style-name="P1">blank?</text:p>
      <text:p text:style-name="P1">attribute_nodes</text:p>
      <text:p text:style-name="P1">attribute</text:p>
      <text:p text:style-name="P1"><text:soft-page-break/>attribute_with_ns</text:p>
      <text:p text:style-name="P1">namespace_scopes</text:p>
      <text:p text:style-name="P1">encode_special_chars</text:p>
      <text:p text:style-name="P1">unlink</text:p>
      <text:p text:style-name="P1">internal_subset</text:p>
      <text:p text:style-name="P1">external_subset</text:p>
      <text:p text:style-name="P1">create_internal_subset</text:p>
      <text:p text:style-name="P1">create_external_subset</text:p>
      <text:p text:style-name="P1">pointer_id</text:p>
      <text:p text:style-name="P1">content</text:p>
      <text:p text:style-name="P1">native_content=</text:p>
      <text:p text:style-name="P1">lang</text:p>
      <text:p text:style-name="P1">lang=</text:p>
      <text:p text:style-name="P1">decorate!</text:p>
      <text:p text:style-name="P1">&gt;</text:p>
      <text:p text:style-name="P1">[]</text:p>
      <text:p text:style-name="P1">[]=</text:p>
      <text:p text:style-name="P1">prepend_child</text:p>
      <text:p text:style-name="P1">add_previous_sibling</text:p>
      <text:p text:style-name="P1">add_next_sibling</text:p>
      <text:p text:style-name="P1">before</text:p>
      <text:p text:style-name="P1">after</text:p>
      <text:p text:style-name="P1">inner_html=</text:p>
      <text:p text:style-name="P1">children=</text:p>
      <text:p text:style-name="P1">replace</text:p>
      <text:p text:style-name="P1">next</text:p>
      <text:p text:style-name="P1">previous</text:p>
      <text:p text:style-name="P1">next=</text:p>
      <text:p text:style-name="P1">previous=</text:p>
      <text:p text:style-name="P1">remove</text:p>
      <text:p text:style-name="P1">get_attribute</text:p>
      <text:p text:style-name="P1">attr</text:p>
      <text:p text:style-name="P1">set_attribute</text:p>
      <text:p text:style-name="P1">text</text:p>
      <text:p text:style-name="P1">inner_text</text:p>
      <text:p text:style-name="P1">has_attribute?</text:p>
      <text:p text:style-name="P1">name=</text:p>
      <text:p text:style-name="P1">type</text:p>
      <text:p text:style-name="P1">to_str</text:p>
      <text:p text:style-name="P1">elements</text:p>
      <text:p text:style-name="P1">values</text:p>
      <text:p text:style-name="P1">keys</text:p>
      <text:p text:style-name="P1">each</text:p>
      <text:p text:style-name="P1">remove_attribute</text:p>
      <text:p text:style-name="P1">delete</text:p>
      <text:p text:style-name="P1">matches?</text:p>
      <text:p text:style-name="P1">parse</text:p>
      <text:p text:style-name="P1">content=</text:p>
      <text:p text:style-name="P1">parent=</text:p>
      <text:p text:style-name="P1"><text:soft-page-break/>comment?</text:p>
      <text:p text:style-name="P1">cdata?</text:p>
      <text:p text:style-name="P1">xml?</text:p>
      <text:p text:style-name="P1">html?</text:p>
      <text:p text:style-name="P1">document?</text:p>
      <text:p text:style-name="P1">processing_instruction?</text:p>
      <text:p text:style-name="P1">text?</text:p>
      <text:p text:style-name="P1">fragment?</text:p>
      <text:p text:style-name="P1">description</text:p>
      <text:p text:style-name="P1">read_only?</text:p>
      <text:p text:style-name="P1">element?</text:p>
      <text:p text:style-name="P1">elem?</text:p>
      <text:p text:style-name="P1">to_s</text:p>
      <text:p text:style-name="P1">inner_html</text:p>
      <text:p text:style-name="P1">css_path</text:p>
      <text:p text:style-name="P1">ancestors</text:p>
      <text:p text:style-name="P1">namespace=</text:p>
      <text:p text:style-name="P1">traverse</text:p>
      <text:p text:style-name="P1">accept</text:p>
      <text:p text:style-name="P1">==</text:p>
      <text:p text:style-name="P1">serialize</text:p>
      <text:p text:style-name="P1">to_html</text:p>
      <text:p text:style-name="P1">to_xhtml</text:p>
      <text:p text:style-name="P1">write_to</text:p>
      <text:p text:style-name="P1">write_html_to</text:p>
      <text:p text:style-name="P1">write_xhtml_to</text:p>
      <text:p text:style-name="P1">write_xml_to</text:p>
      <text:p text:style-name="P1">&lt;=&gt;</text:p>
      <text:p text:style-name="P1">do_xinclude</text:p>
      <text:p text:style-name="P1">to_a</text:p>
      <text:p text:style-name="P1">entries</text:p>
      <text:p text:style-name="P1">to_h</text:p>
      <text:p text:style-name="P1">sort</text:p>
      <text:p text:style-name="P1">sort_by</text:p>
      <text:p text:style-name="P1">grep</text:p>
      <text:p text:style-name="P1">count</text:p>
      <text:p text:style-name="P1">find</text:p>
      <text:p text:style-name="P1">detect</text:p>
      <text:p text:style-name="P1">find_index</text:p>
      <text:p text:style-name="P1">find_all</text:p>
      <text:p text:style-name="P1">select</text:p>
      <text:p text:style-name="P1">reject</text:p>
      <text:p text:style-name="P1">collect</text:p>
      <text:p text:style-name="P1">map</text:p>
      <text:p text:style-name="P1">flat_map</text:p>
      <text:p text:style-name="P1">collect_concat</text:p>
      <text:p text:style-name="P1">inject</text:p>
      <text:p text:style-name="P1">reduce</text:p>
      <text:p text:style-name="P1">partition</text:p>
      <text:p text:style-name="P1"><text:soft-page-break/>group_by</text:p>
      <text:p text:style-name="P1">first</text:p>
      <text:p text:style-name="P1">all?</text:p>
      <text:p text:style-name="P1">any?</text:p>
      <text:p text:style-name="P1">one?</text:p>
      <text:p text:style-name="P1">none?</text:p>
      <text:p text:style-name="P1">min</text:p>
      <text:p text:style-name="P1">max</text:p>
      <text:p text:style-name="P1">minmax</text:p>
      <text:p text:style-name="P1">min_by</text:p>
      <text:p text:style-name="P1">max_by</text:p>
      <text:p text:style-name="P1">minmax_by</text:p>
      <text:p text:style-name="P1">member?</text:p>
      <text:p text:style-name="P1">include?</text:p>
      <text:p text:style-name="P1">each_with_index</text:p>
      <text:p text:style-name="P1">reverse_each</text:p>
      <text:p text:style-name="P1">each_entry</text:p>
      <text:p text:style-name="P1">each_slice</text:p>
      <text:p text:style-name="P1">each_cons</text:p>
      <text:p text:style-name="P1">each_with_object</text:p>
      <text:p text:style-name="P1">zip</text:p>
      <text:p text:style-name="P1">take</text:p>
      <text:p text:style-name="P1">take_while</text:p>
      <text:p text:style-name="P1">drop</text:p>
      <text:p text:style-name="P1">drop_while</text:p>
      <text:p text:style-name="P1">cycle</text:p>
      <text:p text:style-name="P1">chunk</text:p>
      <text:p text:style-name="P1">slice_before</text:p>
      <text:p text:style-name="P1">slice_after</text:p>
      <text:p text:style-name="P1">slice_when</text:p>
      <text:p text:style-name="P1">lazy</text:p>
      <text:p text:style-name="P1">to_set</text:p>
      <text:p text:style-name="P1">search</text:p>
      <text:p text:style-name="P1">/</text:p>
      <text:p text:style-name="P1">at</text:p>
      <text:p text:style-name="P1">%</text:p>
      <text:p text:style-name="P1">css</text:p>
      <text:p text:style-name="P1">at_css</text:p>
      <text:p text:style-name="P1">xpath</text:p>
      <text:p text:style-name="P1">at_xpath</text:p>
      <text:p text:style-name="P1">inspect</text:p>
      <text:p text:style-name="P1">pretty_print</text:p>
      <text:p text:style-name="P1">dclone</text:p>
      <text:p text:style-name="P1">nil?</text:p>
      <text:p text:style-name="P1">===</text:p>
      <text:p text:style-name="P1">=~</text:p>
      <text:p text:style-name="P1">!~</text:p>
      <text:p text:style-name="P1">eql?</text:p>
      <text:p text:style-name="P1">hash</text:p>
      <text:p text:style-name="P1"><text:soft-page-break/>class</text:p>
      <text:p text:style-name="P1">singleton_class</text:p>
      <text:p text:style-name="P1">itself</text:p>
      <text:p text:style-name="P1">taint</text:p>
      <text:p text:style-name="P1">tainted?</text:p>
      <text:p text:style-name="P1">untaint</text:p>
      <text:p text:style-name="P1">untrust</text:p>
      <text:p text:style-name="P1">untrusted?</text:p>
      <text:p text:style-name="P1">trust</text:p>
      <text:p text:style-name="P1">freeze</text:p>
      <text:p text:style-name="P1">frozen?</text:p>
      <text:p text:style-name="P1">methods</text:p>
      <text:p text:style-name="P1">singleton_methods</text:p>
      <text:p text:style-name="P1">protected_methods</text:p>
      <text:p text:style-name="P1">private_methods</text:p>
      <text:p text:style-name="P1">public_methods</text:p>
      <text:p text:style-name="P1">instance_variables</text:p>
      <text:p text:style-name="P1">instance_variable_get</text:p>
      <text:p text:style-name="P1">instance_variable_set</text:p>
      <text:p text:style-name="P1">instance_variable_defined?</text:p>
      <text:p text:style-name="P1">remove_instance_variable</text:p>
      <text:p text:style-name="P1">instance_of?</text:p>
      <text:p text:style-name="P1">kind_of?</text:p>
      <text:p text:style-name="P1">is_a?</text:p>
      <text:p text:style-name="P1">tap</text:p>
      <text:p text:style-name="P1">send</text:p>
      <text:p text:style-name="P1">public_send</text:p>
      <text:p text:style-name="P1">respond_to?</text:p>
      <text:p text:style-name="P1">extend</text:p>
      <text:p text:style-name="P1">display</text:p>
      <text:p text:style-name="P1">method</text:p>
      <text:p text:style-name="P1">public_method</text:p>
      <text:p text:style-name="P1">singleton_method</text:p>
      <text:p text:style-name="P1">define_singleton_method</text:p>
      <text:p text:style-name="P1">object_id</text:p>
      <text:p text:style-name="P1">to_enum</text:p>
      <text:p text:style-name="P1">enum_for</text:p>
      <text:p text:style-name="P1">equal?</text:p>
      <text:p text:style-name="P1">!</text:p>
      <text:p text:style-name="P1">!=</text:p>
      <text:p text:style-name="P1">instance_eval</text:p>
      <text:p text:style-name="P1">instance_exec</text:p>
      <text:p text:style-name="P1">__send__</text:p>
      <text:p text:style-name="P1">__id__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21:21:41.110870992</meta:creation-date>
    <dc:date>2015-02-03T21:23:46.052768514</dc:date>
    <meta:editing-duration>P0D</meta:editing-duration>
    <meta:editing-cycles>1</meta:editing-cycles>
    <meta:document-statistic meta:table-count="0" meta:image-count="0" meta:object-count="0" meta:page-count="5" meta:paragraph-count="240" meta:word-count="240" meta:character-count="2319" meta:non-whitespace-character-count="2080"/>
    <meta:generator>LibreOffice/4.2.7.2$Linux_X86_64 LibreOffice_project/420m0$Build-2</meta:generator>
  </office:meta>
</office:document-meta>
</file>